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modern" style:name="Courier New" svg:font-family="'Courier New'"/>
    <style:font-face style:font-family-generic="roman" style:name="madaleine" svg:font-family="madaleine"/>
    <style:font-face style:font-family-generic="swiss" style:name="lettergothic" svg:font-family="lettergothic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modern" style:font-pitch="fixed" style:name="Courier New" svg:font-family="Courier New"/>
    <style:font-face style:font-family-generic="swiss" style:font-pitch="variable" style:name="Arial" svg:font-family="Arial"/>
  </office:font-face-decls>
  <office:automatic-styles>
    <style:style style:family="paragraph" style:list-style-name="WW8Num2" style:name="ae566b4" style:parent-style-name="ENUMERATION">
      <style:paragraph-properties/>
    </style:style>
    <style:style style:family="paragraph" style:name="a445d5d" style:parent-style-name="SUBJECT_20_OR_20_TITLE_20_OF">
      <style:paragraph-properties fo:margin-bottom="4.23mm" fo:margin-top="2.12mm"/>
    </style:style>
    <text:list-style style:name="WW8Num1">
      <text:list-level-style-number style:num-format="" text:display-levels="1" text:level="1">
        <style:list-level-properties text:list-level-position-and-space-mode="label-alignment">
          <style:list-level-label-alignment fo:margin-left="7.62mm" fo:text-indent="-7.62mm" text:label-followed-by="nothing"/>
        </style:list-level-properties>
      </text:list-level-style-number>
      <text:list-level-style-number style:num-format="" text:display-levels="1" text:level="2">
        <style:list-level-properties text:list-level-position-and-space-mode="label-alignment">
          <style:list-level-label-alignment fo:margin-left="10.16mm" fo:text-indent="-10.16mm" text:label-followed-by="nothing"/>
        </style:list-level-properties>
      </text:list-level-style-number>
      <text:list-level-style-number style:num-format="" text:display-levels="1" text:level="3">
        <style:list-level-properties text:list-level-position-and-space-mode="label-alignment">
          <style:list-level-label-alignment fo:margin-left="12.7mm" fo:text-indent="-12.7mm" text:label-followed-by="nothing"/>
        </style:list-level-properties>
      </text:list-level-style-number>
      <text:list-level-style-number style:num-format="" text:display-levels="1" text:level="4">
        <style:list-level-properties text:list-level-position-and-space-mode="label-alignment">
          <style:list-level-label-alignment fo:margin-left="15.24mm" fo:text-indent="-15.24mm" text:label-followed-by="nothing"/>
        </style:list-level-properties>
      </text:list-level-style-number>
      <text:list-level-style-number style:num-format="" text:display-levels="1" text:level="5">
        <style:list-level-properties text:list-level-position-and-space-mode="label-alignment">
          <style:list-level-label-alignment fo:margin-left="17.78mm" fo:text-indent="-17.78mm" text:label-followed-by="nothing"/>
        </style:list-level-properties>
      </text:list-level-style-number>
      <text:list-level-style-number style:num-format="" text:display-levels="1" text:level="6">
        <style:list-level-properties text:list-level-position-and-space-mode="label-alignment">
          <style:list-level-label-alignment fo:margin-left="20.32mm" fo:text-indent="-20.32mm" text:label-followed-by="nothing"/>
        </style:list-level-properties>
      </text:list-level-style-number>
      <text:list-level-style-number style:num-format="" text:display-levels="1" text:level="7">
        <style:list-level-properties text:list-level-position-and-space-mode="label-alignment">
          <style:list-level-label-alignment fo:margin-left="22.86mm" fo:text-indent="-22.86mm" text:label-followed-by="nothing"/>
        </style:list-level-properties>
      </text:list-level-style-number>
      <text:list-level-style-number style:num-format="" text:display-levels="1" text:level="8">
        <style:list-level-properties text:list-level-position-and-space-mode="label-alignment">
          <style:list-level-label-alignment fo:margin-left="25.4mm" fo:text-indent="-25.4mm" text:label-followed-by="nothing"/>
        </style:list-level-properties>
      </text:list-level-style-number>
      <text:list-level-style-number style:num-format="" text:display-levels="1" text:level="9">
        <style:list-level-properties text:list-level-position-and-space-mode="label-alignment">
          <style:list-level-label-alignment fo:margin-left="27.94mm" fo:text-indent="-27.94mm" text:label-followed-by="nothing"/>
        </style:list-level-properties>
      </text:list-level-style-number>
    </text:list-style>
    <text:list-style style:name="WW8Num2">
      <text:list-level-style-number style:num-format="A" style:num-suffix=". " text:display-levels="1" text:level="1" text:start-value="8">
        <style:list-level-properties text:list-level-position-and-space-mode="label-alignment">
          <style:list-level-label-alignment fo:margin-left="19.0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a445d5d"/>
      <text:p text:style-name="Standard"><text:line-break/></text:p>
      <text:p text:style-name="ENUMERATION">A. Be a USJA senior member</text:p>
      <text:p text:style-name="ENUMERATION">B. Have two years active experience as a USJA Level I Certified Coach</text:p>
      <text:p text:style-name="ENUMERATION">C. Complete all USJA Level II Coach Certification requirements</text:p>
      <text:p text:style-name="ENUMERATION">D. Be able to demonstrate a working knowledge of USJA rank requirements through ikkyu</text:p>
      <text:p text:style-name="ENUMERATION">E. Have a working knowledge of judo contest rules</text:p>
      <text:p text:style-name="ENUMERATION">F. Demonstrate a working knowledge of player safety</text:p>
      <text:p text:style-name="ENUMERATION">G. Be familiar with hygiene and nutrition</text:p>
      <text:list text:continue-numbering="true" text:style-name="WW8Num2" xml:id="list7593373198373451943">
        <text:list-item>
          <text:p text:style-name="ae566b4">Have a working knowledge of first aid</text:p>
        </text:list-item>
      </text:list>
      <text:p text:style-name="Commen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modern" style:name="Courier New" svg:font-family="'Courier New'"/>
    <style:font-face style:font-family-generic="roman" style:name="madaleine" svg:font-family="madaleine"/>
    <style:font-face style:font-family-generic="swiss" style:name="lettergothic" svg:font-family="lettergothic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modern" style:font-pitch="fixed" style:name="Courier New" svg:font-family="Courier New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line-height="4.25mm" fo:margin-bottom="0.0mm" fo:margin-top="4.23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Verzeichnis" style:parent-style-name="Standard">
      <style:text-properties style:font-name-complex="Mangal1"/>
    </style:style>
    <style:style style:display-name="Performance Sequence" style:family="paragraph" style:name="Performance_20_Sequence" style:parent-style-name="default_paragraph_style">
      <style:paragraph-properties fo:line-height="4.23mm" fo:margin-bottom="4.23mm" fo:margin-left="12.7mm" fo:margin-right="0.0mm" fo:margin-top="4.23mm" fo:text-indent="-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UNNING HEAD / To" style:family="paragraph" style:name="RUNNING_20_HEAD_20__2f__20_To" style:parent-style-name="default_paragraph_style">
      <style:paragraph-properties fo:line-height="4.23mm" fo:margin-left="31.75mm" fo:margin-right="0.0mm" fo:text-indent="0.0mm">
        <style:tab-stops>
          <style:tab-stop style:position="10.795cm" style:type="center"/>
          <style:tab-stop style:position="18.288cm" style:type="right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ENUMERATION" style:parent-style-name="default_paragraph_style">
      <style:paragraph-properties fo:line-height="4.23mm" fo:margin-bottom="4.23mm" fo:margin-left="12.7mm" fo:margin-right="0.0mm" fo:margin-top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Index" style:parent-style-name="Standard">
      <style:text-properties style:font-name-complex="Mangal1" style:font-size-asian="12.0pt"/>
    </style:style>
    <style:style style:display-name="SUBJECT OR TITLE OF" style:family="paragraph" style:name="SUBJECT_20_OR_20_TITLE_20_OF" style:parent-style-name="default_paragraph_style">
      <style:paragraph-properties fo:line-height="8.47mm" fo:margin-bottom="4.23mm" fo:margin-top="2.12mm" fo:text-align="center"/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Comment Text" style:family="paragraph" style:name="Comment_20_Text" style:parent-style-name="Standard">
      <style:paragraph-properties fo:line-height="4.23mm" fo:margin-bottom="0.0mm" fo:margin-left="114.3mm" fo:margin-right="0.0mm" fo:margin-top="0.0mm" fo:text-indent="-114.3mm">
        <style:tab-stops>
          <style:tab-stop style:position="0.508cm"/>
          <style:tab-stop style:position="7.112cm" style:type="char"/>
          <style:tab-stop style:position="11.43cm"/>
        </style:tab-stops>
      </style:paragraph-properties>
    </style:style>
    <style:style style:display-name="Rating box" style:family="paragraph" style:name="Rating_20_box" style:parent-style-name="default_paragraph_style">
      <style:paragraph-properties fo:border-bottom="0.53mm solid #000000" fo:border-left="0.53mm solid #000000" fo:border-right="0.53mm solid #000000" fo:border-top="0.53mm solid #000000" fo:line-height="4.25mm" fo:margin-bottom="4.23mm" fo:margin-left="146.05mm" fo:margin-right="0.0mm" fo:margin-top="4.23mm" fo:padding-bottom="0.0mm" fo:padding-left="0.0mm" fo:padding-right="0.0mm" fo:padding-top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sson plan level 2" style:family="paragraph" style:name="Lesson_20_plan_20_level_20_2" style:parent-style-name="default_paragraph_style">
      <style:paragraph-properties fo:line-height="4.25mm" fo:margin-bottom="0.0mm" fo:margin-left="12.7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EF INITIALS" style:family="paragraph" style:name="REF_20_INITIALS" style:parent-style-name="default_paragraph_style">
      <style:paragraph-properties fo:line-height="4.23mm" fo:margin-left="5.08mm" fo:margin-right="0.0mm" fo:text-indent="-5.08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IGHT SIDE OF S-B-S" style:family="paragraph" style:name="RIGHT_20_SIDE_20_OF_20_S-B-S" style:parent-style-name="default_paragraph_style">
      <style:paragraph-properties fo:line-height="4.23mm" fo:margin-bottom="0.0mm" fo:margin-left="83.82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Document Map" style:family="paragraph" style:name="Document_20_Map" style:parent-style-name="Standard">
      <style:paragraph-properties fo:background-color="#000080"/>
      <style:text-properties style:font-name="Tahoma" style:font-name-complex="Tahoma"/>
    </style:style>
    <style:style style:display-name="OUTLINE--FOURTH LEVE" style:family="paragraph" style:name="OUTLINE--FOURTH_20_LEVE" style:parent-style-name="default_paragraph_style">
      <style:paragraph-properties fo:line-height="4.25mm" fo:margin-bottom="4.23mm" fo:margin-left="50.8mm" fo:margin-right="0.0mm" fo:margin-top="4.23mm" fo:text-indent="-50.8mm">
        <style:tab-stops>
          <style:tab-stop style:position="4.572cm" style:type="right"/>
          <style:tab-stop style:position="5.08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Text body" style:family="paragraph" style:name="Text_20_body" style:parent-style-name="Standard">
      <style:paragraph-properties fo:line-height="4.23mm" fo:margin-bottom="4.23mm" fo:margin-top="0.0mm"/>
      <style:text-properties fo:font-size="16.0pt" style:font-size-asian="16.0pt"/>
    </style:style>
    <style:style style:family="paragraph" style:name="List" style:parent-style-name="Text_20_body">
      <style:text-properties style:font-name-complex="Mangal1"/>
    </style:style>
    <style:style style:display-name="Plain Text" style:family="paragraph" style:name="Plain_20_Text" style:parent-style-name="Standard">
      <style:text-properties fo:font-size="10.0pt" style:font-name="Courier New" style:font-name-complex="Courier New" style:font-size-asian="10.0pt"/>
    </style:style>
    <style:style style:display-name="standard para" style:family="paragraph" style:name="standard_20_para" style:parent-style-name="Plain_20_Text">
      <style:paragraph-properties fo:line-height="100%" fo:margin-bottom="0.0mm" fo:margin-left="0.0mm" fo:margin-right="0.0mm" fo:margin-top="2.12mm" fo:text-indent="7.62mm"/>
      <style:text-properties style:font-name="Arial" style:font-name-complex="Arial"/>
    </style:style>
    <style:style style:display-name="OUTLINE--FIRST LEVEL" style:family="paragraph" style:name="OUTLINE--FIRST_20_LEVEL" style:parent-style-name="default_paragraph_style">
      <style:paragraph-properties fo:line-height="4.25mm" fo:margin-bottom="8.47mm" fo:margin-left="20.32mm" fo:margin-right="0.0mm" fo:margin-top="4.23mm" fo:text-indent="-20.32mm">
        <style:tab-stops>
          <style:tab-stop style:position="1.524cm" style:type="right"/>
          <style:tab-stop style:position="2.032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Waza table" style:family="paragraph" style:name="Waza_20_table" style:parent-style-name="default_paragraph_style">
      <style:paragraph-properties fo:line-height="4.25mm">
        <style:tab-stops>
          <style:tab-stop style:position="16.51cm" style:type="right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BLOCK QUOTE" style:family="paragraph" style:name="BLOCK_20_QUOTE" style:parent-style-name="default_paragraph_style">
      <style:paragraph-properties fo:line-height="4.23mm" fo:margin-bottom="0.0mm" fo:margin-left="12.7mm" fo:margin-right="12.7mm" fo:margin-top="4.23mm" fo:text-indent="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OUTLINE--THIRD LEVEL" style:family="paragraph" style:name="OUTLINE--THIRD_20_LEVEL" style:parent-style-name="default_paragraph_style">
      <style:paragraph-properties fo:line-height="4.25mm" fo:margin-bottom="4.23mm" fo:margin-left="40.64mm" fo:margin-right="0.0mm" fo:margin-top="4.23mm" fo:text-indent="-40.64mm">
        <style:tab-stops>
          <style:tab-stop style:position="3.556cm" style:type="right"/>
          <style:tab-stop style:position="4.064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DECIMAL-ALIGNED TABL" style:family="paragraph" style:name="DECIMAL-ALIGNED_20_TABL" style:parent-style-name="default_paragraph_style">
      <style:paragraph-properties fo:line-height="4.23mm">
        <style:tab-stops>
          <style:tab-stop style:position="0.508cm"/>
          <style:tab-stop style:position="7.112cm" style:type="char"/>
          <style:tab-stop style:position="12.954cm" style:type="cha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efault-outline-level="6" style:display-name="Heading 6" style:family="paragraph" style:name="Heading_20_6" style:next-style-name="Text_20_body" style:parent-style-name="Standard">
      <style:paragraph-properties fo:line-height="4.23mm"/>
      <style:text-properties fo:font-weight="bold" style:font-weight-asian="bold"/>
    </style:style>
    <style:style style:default-outline-level="7" style:display-name="Heading 7" style:family="paragraph" style:name="Heading_20_7" style:next-style-name="Text_20_body" style:parent-style-name="Standard">
      <style:paragraph-properties fo:line-height="4.23mm"/>
      <style:text-properties fo:font-weight="bold" style:font-weight-asian="bold"/>
    </style:style>
    <style:style style:default-outline-level="4" style:display-name="Heading 4" style:family="paragraph" style:name="Heading_20_4" style:next-style-name="Text_20_body" style:parent-style-name="Standard">
      <style:paragraph-properties fo:line-height="4.23mm" fo:text-align="center"/>
      <style:text-properties fo:font-weight="bold" style:font-weight-asian="bold"/>
    </style:style>
    <style:style style:default-outline-level="5" style:display-name="Heading 5" style:family="paragraph" style:name="Heading_20_5" style:next-style-name="Text_20_body" style:parent-style-name="Standard">
      <style:paragraph-properties fo:line-height="4.23mm"/>
      <style:text-properties fo:font-weight="bold" style:font-weight-asian="bold"/>
    </style:style>
    <style:style style:default-outline-level="2" style:display-name="Heading 2" style:family="paragraph" style:name="Heading_20_2" style:next-style-name="Text_20_body" style:parent-style-name="Standard">
      <style:paragraph-properties fo:line-height="4.23mm" fo:text-align="center"/>
      <style:text-properties fo:font-weight="bold" style:font-weight-asian="bold"/>
    </style:style>
    <style:style style:default-outline-level="3" style:display-name="Heading 3" style:family="paragraph" style:name="Heading_20_3" style:next-style-name="Text_20_body" style:parent-style-name="Standard">
      <style:paragraph-properties fo:line-height="4.23mm" fo:text-align="center"/>
      <style:text-properties fo:font-size="14.0pt" fo:font-weight="bold" style:font-name="madaleine" style:font-name-complex="madaleine" style:font-size-asian="14.0pt" style:font-weight-asian="bold"/>
    </style:style>
    <style:style style:display-name="Chapter Heading para" style:family="paragraph" style:name="Chapter_20_Heading_20_para" style:parent-style-name="default_paragraph_style">
      <style:paragraph-properties fo:line-height="8.47mm" fo:margin-bottom="0.0mm" fo:margin-top="12.7mm" fo:text-align="right"/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efault-outline-level="1" style:display-name="Heading 1" style:family="paragraph" style:name="Heading_20_1" style:next-style-name="Text_20_body" style:parent-style-name="Standard">
      <style:paragraph-properties fo:line-height="4.23mm" fo:text-align="center"/>
      <style:text-properties fo:font-size="14.0pt" fo:font-weight="bold" style:font-size-asian="14.0pt" style:font-weight-asian="bold"/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Normal Indent" style:family="paragraph" style:name="Normal_20_Indent" style:parent-style-name="Standard">
      <style:paragraph-properties fo:margin-left="12.7mm" fo:margin-right="0.0mm" fo:text-indent="0.0mm"/>
    </style:style>
    <style:style style:display-name="OUTLINE--SIXTH LEVEL" style:family="paragraph" style:name="OUTLINE--SIXTH_20_LEVEL" style:parent-style-name="default_paragraph_style">
      <style:paragraph-properties fo:line-height="4.25mm" fo:margin-bottom="4.23mm" fo:margin-left="76.2mm" fo:margin-right="0.0mm" fo:margin-top="4.23mm" fo:text-indent="-76.2mm">
        <style:tab-stops>
          <style:tab-stop style:position="7.112cm" style:type="right"/>
          <style:tab-stop style:position="7.62cm"/>
        </style:tab-stops>
      </style:paragraph-properties>
      <style:text-properties fo:country="US" fo:font-size="12.0pt" fo:font-weight="bold" fo:language="en" style:font-name="lettergothic" style:font-name-asian="Times New Roman" style:font-name-complex="lettergothic" style:font-size-asian="12.0pt" style:font-weight-asian="bold" style:use-window-font-color="true"/>
    </style:style>
    <style:style style:display-name="OUTLINE--FIFTH LEVEL" style:family="paragraph" style:name="OUTLINE--FIFTH_20_LEVEL" style:parent-style-name="default_paragraph_style">
      <style:paragraph-properties fo:line-height="4.25mm" fo:margin-bottom="4.23mm" fo:margin-left="63.5mm" fo:margin-right="0.0mm" fo:margin-top="4.23mm" fo:text-indent="-63.5mm">
        <style:tab-stops>
          <style:tab-stop style:position="5.842cm" style:type="right"/>
          <style:tab-stop style:position="6.35cm"/>
        </style:tab-stops>
      </style:paragraph-properties>
      <style:text-properties fo:country="US" fo:font-size="16.0pt" fo:font-weight="bold" fo:language="en" style:font-name="lettergothic" style:font-name-asian="Times New Roman" style:font-name-complex="lettergothic" style:font-size-asian="16.0pt" style:font-weight-asian="bold" style:use-window-font-color="true"/>
    </style:style>
    <style:style style:display-name="LEFT SIDE OF SIDE-BY" style:family="paragraph" style:name="LEFT_20_SIDE_20_OF_20_SIDE-BY" style:parent-style-name="default_paragraph_style">
      <style:paragraph-properties fo:line-height="4.23mm" fo:margin-bottom="0.0mm" fo:margin-left="0.0mm" fo:margin-right="83.82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esson Plan Level 5" style:family="paragraph" style:name="Lesson_20_Plan_20_Level_20_5" style:parent-style-name="default_paragraph_style">
      <style:paragraph-properties fo:margin-left="38.1mm" fo:margin-right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Table format" style:family="paragraph" style:name="Table_20_format" style:parent-style-name="default_paragraph_style">
      <style:paragraph-properties fo:line-height="4.25mm" fo:margin-bottom="0.0mm" fo:margin-top="4.23mm" fo:text-align="center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sson Plan Level 3" style:family="paragraph" style:name="Lesson_20_Plan_20_Level_20_3" style:parent-style-name="default_paragraph_style">
      <style:paragraph-properties fo:line-height="4.25mm" fo:margin-left="25.4mm" fo:margin-right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sson Plan Level 4" style:family="paragraph" style:name="Lesson_20_Plan_20_Level_20_4" style:parent-style-name="default_paragraph_style">
      <style:paragraph-properties fo:margin-left="31.75mm" fo:margin-right="0.0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ules enumerated lis" style:family="paragraph" style:name="Rules_20_enumerated_20_lis" style:parent-style-name="default_paragraph_style">
      <style:paragraph-properties fo:line-height="4.23mm" fo:margin-bottom="4.23mm" fo:margin-left="25.4mm" fo:margin-right="0.0mm" fo:margin-top="0.0mm" fo:text-indent="-19.05mm">
        <style:tab-stops>
          <style:tab-stop style:position="2.032cm" style:type="right"/>
          <style:tab-stop style:position="2.54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TYPEWRITER MODE" style:family="paragraph" style:name="TYPEWRITER_20_MODE" style:parent-style-name="default_paragraph_style">
      <style:paragraph-properties fo:line-height="4.23m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FT/DECIMAL-ALIGNED" style:family="paragraph" style:name="LEFT_2f_DECIMAL-ALIGNED" style:parent-style-name="default_paragraph_style">
      <style:paragraph-properties fo:line-height="4.23mm">
        <style:tab-stops>
          <style:tab-stop style:position="0.508cm"/>
          <style:tab-stop style:position="5.588cm"/>
          <style:tab-stop style:position="12.954cm" style:type="cha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LEFT-ALIGNED TABLE" style:family="paragraph" style:name="LEFT-ALIGNED_20_TABLE" style:parent-style-name="default_paragraph_style">
      <style:paragraph-properties fo:line-height="4.23mm" fo:margin-left="114.3mm" fo:margin-right="0.0mm" fo:text-indent="-114.3mm">
        <style:tab-stops>
          <style:tab-stop style:position="0.508cm"/>
          <style:tab-stop style:position="5.588cm"/>
          <style:tab-stop style:position="11.43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Inhaltsverzeichnis 10" style:family="paragraph" style:name="Inhaltsverzeichnis_20_10" style:parent-style-name="Verzeichnis">
      <style:paragraph-properties fo:margin-left="44.93mm" fo:margin-right="0.0mm" fo:text-indent="0.0mm">
        <style:tab-stops>
          <style:tab-stop style:position="12.508cm" style:type="right"/>
        </style:tab-stops>
      </style:paragraph-properties>
    </style:style>
    <style:style style:display-name="Tabellen Inhalt" style:family="paragraph" style:name="Tabellen_20_Inhalt" style:parent-style-name="Standard"/>
    <style:style style:display-name="CENTER/LEFT (MIXED)" style:family="paragraph" style:name="CENTER_2f_LEFT_20__28_MIXED_29_" style:parent-style-name="default_paragraph_style">
      <style:paragraph-properties fo:line-height="4.23mm" fo:margin-left="114.3mm" fo:margin-right="0.0mm" fo:text-indent="-114.3mm">
        <style:tab-stops>
          <style:tab-stop style:position="0.508cm"/>
          <style:tab-stop style:position="6.858cm" style:type="center"/>
          <style:tab-stop style:position="11.43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STND " style:family="paragraph" style:name="STND_20__14_" style:parent-style-name="default_paragraph_style">
      <style:paragraph-properties fo:line-height="4.25mm" fo:margin-left="12.7mm" fo:margin-right="0.0mm" fo:text-indent="-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CENTER/DECIMAL-ALIGN" style:family="paragraph" style:name="CENTER_2f_DECIMAL-ALIGN" style:parent-style-name="default_paragraph_style">
      <style:paragraph-properties fo:line-height="4.23mm">
        <style:tab-stops>
          <style:tab-stop style:position="0.508cm"/>
          <style:tab-stop style:position="6.858cm" style:type="center"/>
          <style:tab-stop style:position="12.954cm" style:type="cha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Contents 1" style:family="paragraph" style:name="Contents_20_1" style:parent-style-name="Standard">
      <style:paragraph-properties fo:line-height="100%" fo:margin-left="5.08mm" fo:margin-right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Contents 2" style:family="paragraph" style:name="Contents_20_2" style:parent-style-name="Standard">
      <style:paragraph-properties fo:line-height="4.23mm" fo:margin-bottom="0.0mm" fo:margin-left="15.24mm" fo:margin-right="0.0mm" fo:margin-top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Contents 3" style:family="paragraph" style:name="Contents_20_3" style:parent-style-name="Standard">
      <style:paragraph-properties fo:line-height="4.23mm" fo:margin-bottom="0.0mm" fo:margin-left="25.4mm" fo:margin-right="0.0mm" fo:margin-top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Contents 4" style:family="paragraph" style:name="Contents_20_4" style:parent-style-name="Standard">
      <style:paragraph-properties fo:line-height="4.23mm" fo:margin-bottom="0.0mm" fo:margin-left="35.56mm" fo:margin-right="0.0mm" fo:margin-top="0.0mm" fo:text-indent="-5.08mm">
        <style:tab-stops>
          <style:tab-stop style:position="14.224cm"/>
          <style:tab-stop style:position="15.24cm" style:type="right"/>
        </style:tab-stops>
      </style:paragraph-properties>
    </style:style>
    <style:style style:display-name="TABLE LINE" style:family="paragraph" style:name="TABLE_20_LINE" style:parent-style-name="default_paragraph_style">
      <style:paragraph-properties fo:line-height="4.23mm" fo:text-align="center">
        <style:tab-stops>
          <style:tab-stop style:position="5.588cm"/>
          <style:tab-stop style:position="11.43cm"/>
          <style:tab-stop style:position="15.24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text-underline-style="solid" style:use-window-font-color="true"/>
    </style:style>
    <style:style style:display-name="Contents 5" style:family="paragraph" style:name="Contents_20_5" style:next-style-name="Standard" style:parent-style-name="Standard">
      <style:paragraph-properties fo:margin-left="16.93mm" fo:margin-right="0.0mm" fo:text-indent="0.0mm"/>
    </style:style>
    <style:style style:display-name="Contents 6" style:family="paragraph" style:name="Contents_20_6" style:next-style-name="Standard" style:parent-style-name="Standard">
      <style:paragraph-properties fo:margin-left="21.17mm" fo:margin-right="0.0mm" fo:text-indent="0.0mm"/>
    </style:style>
    <style:style style:display-name="Index 4" style:family="paragraph" style:name="Index_20_4" style:parent-style-name="Standard">
      <style:paragraph-properties fo:line-height="4.23mm" fo:margin-bottom="0.0mm" fo:margin-left="25.4mm" fo:margin-right="0.0mm" fo:margin-top="0.0mm" fo:text-indent="-10.16mm"/>
    </style:style>
    <style:style style:display-name="Contents 7" style:family="paragraph" style:name="Contents_20_7" style:next-style-name="Standard" style:parent-style-name="Standard">
      <style:paragraph-properties fo:margin-left="25.4mm" fo:margin-right="0.0mm" fo:text-indent="0.0mm"/>
    </style:style>
    <style:style style:display-name="OUTLINE--SEVENTH LEV" style:family="paragraph" style:name="OUTLINE--SEVENTH_20_LEV" style:parent-style-name="default_paragraph_style">
      <style:paragraph-properties fo:line-height="4.25mm" fo:margin-bottom="4.23mm" fo:margin-left="86.36mm" fo:margin-right="0.0mm" fo:margin-top="4.23mm" fo:text-indent="-86.36mm">
        <style:tab-stops>
          <style:tab-stop style:position="8.128cm" style:type="right"/>
          <style:tab-stop style:position="8.636cm"/>
        </style:tab-stops>
      </style:paragraph-properties>
      <style:text-properties fo:country="US" fo:font-size="12.0pt" fo:font-weight="bold" fo:language="en" style:font-name="lettergothic" style:font-name-asian="Times New Roman" style:font-name-complex="lettergothic" style:font-size-asian="12.0pt" style:font-weight-asian="bold" style:use-window-font-color="true"/>
    </style:style>
    <style:style style:display-name="Contents 8" style:family="paragraph" style:name="Contents_20_8" style:next-style-name="Standard" style:parent-style-name="Standard">
      <style:paragraph-properties fo:margin-left="29.63mm" fo:margin-right="0.0mm" fo:text-indent="0.0mm"/>
    </style:style>
    <style:style style:display-name="form item" style:family="paragraph" style:name="form_20_item" style:parent-style-name="Plain_20_Text">
      <style:paragraph-properties fo:line-height="100%" fo:margin-bottom="2.12mm" fo:margin-top="0.0mm"/>
      <style:text-properties style:font-name="Arial" style:font-name-complex="Arial"/>
    </style:style>
    <style:style style:display-name="Contents 9" style:family="paragraph" style:name="Contents_20_9" style:next-style-name="Standard" style:parent-style-name="Standard">
      <style:paragraph-properties fo:margin-left="33.87mm" fo:margin-right="0.0mm" fo:text-indent="0.0mm"/>
    </style:style>
    <style:style style:display-name="OUTLINE--SECOND LEVE" style:family="paragraph" style:name="OUTLINE--SECOND_20_LEVE" style:parent-style-name="default_paragraph_style">
      <style:paragraph-properties fo:line-height="4.25mm" fo:margin-bottom="8.47mm" fo:margin-left="30.48mm" fo:margin-right="0.0mm" fo:margin-top="4.23mm" fo:text-indent="-30.48mm">
        <style:tab-stops>
          <style:tab-stop style:position="2.54cm" style:type="right"/>
          <style:tab-stop style:position="3.048cm"/>
        </style:tab-stops>
      </style:paragraph-properties>
      <style:text-properties fo:country="US" fo:font-size="16.0pt" fo:language="en" style:font-name="lettergothic" style:font-name-asian="Times New Roman" style:font-name-complex="lettergothic" style:font-size-asian="16.0pt" style:use-window-font-color="true"/>
    </style:style>
    <style:style style:display-name="Index 3" style:family="paragraph" style:name="Index_20_3" style:parent-style-name="Standard">
      <style:paragraph-properties fo:line-height="4.23mm" fo:margin-bottom="0.0mm" fo:margin-left="25.4mm" fo:margin-right="0.0mm" fo:margin-top="0.0mm" fo:text-indent="-15.24mm">
        <style:tab-stops>
          <style:tab-stop style:position="1.27cm"/>
        </style:tab-stops>
      </style:paragraph-properties>
    </style:style>
    <style:style style:display-name="Table Heading Title" style:family="paragraph" style:name="Table_20_Heading_20_Title" style:parent-style-name="default_paragraph_style">
      <style:paragraph-properties fo:line-height="8.47mm" fo:margin-bottom="4.23mm" fo:margin-top="4.23mm" fo:text-align="center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display-name="Index 2" style:family="paragraph" style:name="Index_20_2" style:parent-style-name="Standard">
      <style:paragraph-properties fo:line-height="4.23mm" fo:margin-bottom="0.0mm" fo:margin-left="20.32mm" fo:margin-right="0.0mm" fo:margin-top="0.0mm" fo:text-indent="-15.24mm">
        <style:tab-stops>
          <style:tab-stop style:position="1.27cm"/>
        </style:tab-stops>
      </style:paragraph-properties>
    </style:style>
    <style:style style:display-name="Index 1" style:family="paragraph" style:name="Index_20_1" style:parent-style-name="Standard">
      <style:paragraph-properties fo:line-height="4.23mm" fo:margin-bottom="0.0mm" fo:margin-left="15.24mm" fo:margin-right="0.0mm" fo:margin-top="0.0mm" fo:text-indent="-15.24mm">
        <style:tab-stops>
          <style:tab-stop style:position="1.27cm"/>
        </style:tab-stops>
      </style:paragraph-properties>
    </style:style>
    <style:style style:family="paragraph" style:name="Footnote" style:parent-style-name="Standard">
      <style:paragraph-properties fo:line-height="4.23mm" fo:margin-bottom="0.0mm" fo:margin-left="0.0mm" fo:margin-right="0.0mm" fo:margin-top="0.0mm" fo:text-indent="12.7mm"/>
    </style:style>
    <style:style style:display-name="Rating caption parag" style:family="paragraph" style:name="Rating_20_caption_20_parag" style:parent-style-name="default_paragraph_style">
      <style:paragraph-properties fo:margin-bottom="4.23mm" fo:margin-left="146.05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Right side of rating" style:family="paragraph" style:name="Right_20_side_20_of_20_rating" style:parent-style-name="default_paragraph_style">
      <style:paragraph-properties fo:line-height="4.25mm" fo:margin-bottom="4.23mm" fo:margin-left="25.4mm" fo:margin-right="57.15mm" fo:margin-top="0.0mm" fo:text-indent="0.0mm">
        <style:tab-stops>
          <style:tab-stop style:position="2.032cm" style:type="right"/>
          <style:tab-stop style:position="2.54cm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STANDARD " style:family="paragraph" style:name="STANDARD_20__14_" style:parent-style-name="default_paragraph_style">
      <style:paragraph-properties fo:line-height="8.47mm" fo:margin-bottom="0.0mm" fo:margin-left="0.0mm" fo:margin-right="0.0mm" fo:margin-top="4.23mm" fo:text-indent="12.7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RIGHT SIDE OF SIDE-B" style:family="paragraph" style:name="RIGHT_20_SIDE_20_OF_20_SIDE-B" style:parent-style-name="default_paragraph_style">
      <style:paragraph-properties fo:line-height="4.23mm" fo:margin-bottom="0.0mm" fo:margin-left="83.82mm" fo:margin-right="0.0mm" fo:margin-top="4.23mm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Überschrift" style:next-style-name="Text_20_body" style:parent-style-name="Standard">
      <style:paragraph-properties fo:line-height="100%" fo:margin-bottom="1.06mm" fo:margin-top="4.23mm" fo:text-align="center"/>
      <style:text-properties fo:font-size="16.0pt" fo:font-weight="bold" style:font-name="Arial" style:font-name-complex="Arial" style:font-size-asian="16.0pt" style:font-weight-asian="bold"/>
    </style:style>
    <style:style style:display-name="Lesson Plan level 1" style:family="paragraph" style:name="Lesson_20_Plan_20_level_20_1" style:parent-style-name="default_paragraph_style">
      <style:paragraph-properties fo:line-height="4.25mm" fo:margin-bottom="0.0mm" fo:margin-top="4.23mm"/>
      <style:text-properties fo:country="US" fo:font-size="14.0pt" fo:language="en" style:font-name="Arial" style:font-name-asian="Times New Roman" style:font-name-complex="Arial" style:font-size-asian="14.0pt" style:use-window-font-color="true"/>
    </style:style>
    <style:style style:display-name="CENTERED-ALIGNED TAB" style:family="paragraph" style:name="CENTERED-ALIGNED_20_TAB" style:parent-style-name="default_paragraph_style">
      <style:paragraph-properties fo:line-height="4.23mm">
        <style:tab-stops>
          <style:tab-stop style:position="0.508cm"/>
          <style:tab-stop style:position="6.858cm" style:type="center"/>
          <style:tab-stop style:position="12.7cm" style:type="center"/>
        </style:tab-stops>
      </style:paragraph-properties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display-name="RUNNING HEAD" style:family="paragraph" style:name="RUNNING_20_HEAD" style:parent-style-name="default_paragraph_style">
      <style:paragraph-properties fo:line-height="4.23mm" fo:margin-left="31.75mm" fo:margin-right="31.75mm" fo:text-align="center" fo:text-indent="0.0mm"/>
      <style:text-properties fo:country="US" fo:font-size="12.0pt" fo:language="en" style:font-name="lettergothic" style:font-name-asian="Times New Roman" style:font-name-complex="lettergothic" style:font-size-asian="12.0pt" style:use-window-font-color="true"/>
    </style:style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family="text" style:name="WW8Num1z7" style:parent-style-name="default_character_style"/>
    <style:style style:family="text" style:name="WW8Num1z8" style:parent-style-name="default_character_style"/>
    <style:style style:display-name="Default Paragraph Font" style:family="text" style:name="Default_20_Paragraph_20_Font" style:parent-style-name="default_character_style"/>
    <style:style style:family="text" style:name="Endnotenzeichen" style:parent-style-name="Default_20_Paragraph_20_Font">
      <style:text-properties style:text-position="super"/>
    </style:style>
    <style:style style:display-name="Footnote Symbol" style:family="text" style:name="Footnote_20_Symbol" style:parent-style-name="default_character_style">
      <style:text-properties style:text-position="super"/>
    </style:style>
    <style:style style:family="text" style:name="Fußnotenzeichen" style:parent-style-name="Default_20_Paragraph_20_Font">
      <style:text-properties style:text-position="super"/>
    </style:style>
    <style:style style:display-name="Page Number" style:family="text" style:name="Page_20_Number" style:parent-style-name="Default_20_Paragraph_20_Font"/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style style:family="text" style:name="Verzeichnissprung" style:parent-style-name="default_character_style"/>
    <style:style style:family="text" style:name="WW8Num1z1" style:parent-style-name="default_character_style"/>
    <style:style style:family="text" style:name="WW8Num2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2" style:parent-style-name="default_character_style"/>
    <style:style style:family="text" style:name="WW8Num3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St4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5" style:parent-style-name="default_character_style"/>
    <style:style style:family="text" style:name="WW8Num1z6" style:parent-style-name="default_character_style"/>
    <style:style style:family="text" style:name="WW8Num1z3" style:parent-style-name="default_character_style"/>
    <style:style style:family="text" style:name="WW8Num4z0" style:parent-style-name="default_character_style">
      <style:text-properties fo:font-size="12.0pt" fo:font-style="normal" fo:font-weight="normal" style:font-name="lettergothic" style:font-name-complex="lettergothic" style:font-size-asian="12.0pt" style:font-style-asian="normal" style:font-weight-asian="normal"/>
    </style:style>
    <style:style style:family="text" style:name="WW8Num1z4" style:parent-style-name="default_character_style"/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e8f662" style:parent-style-name="Footer">
      <style:paragraph-properties fo:margin-bottom="0.0mm" fo:margin-top="4.23mm" fo:text-align="right"/>
    </style:style>
    <style:style style:family="paragraph" style:name="abb7ec6" style:parent-style-name="Footer">
      <style:paragraph-properties fo:margin-bottom="0.0mm" fo:margin-top="4.23mm" fo:text-align="right"/>
    </style:style>
  </office:automatic-styles>
  <office:master-styles>
    <style:master-page style:name="Standard">
      <style:footer>
        <text:p text:style-name="abb7ec6">Page<text:s/><text:page-number>1</text:page-number>of<text:s/><text:page-count style:data-style-name="" style:num-format="1">1</text:page-count></text:p>
        <text:p text:style-name="ae8f662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20S</meta:editing-duration>
  </office:meta>
</office:document-meta>
</file>